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93cm" fo:margin-left="0.938cm" table:align="left"/>
    </style:style>
    <style:style style:name="Table2.A" style:family="table-column">
      <style:table-column-properties style:column-width="13.806cm"/>
    </style:style>
    <style:style style:name="Table2.B" style:family="table-column">
      <style:table-column-properties style:column-width="5.124cm"/>
    </style:style>
    <style:style style:name="Table2.1" style:family="table-row">
      <style:table-row-properties style:min-row-height="0.737cm"/>
    </style:style>
    <style:style style:name="Table2.A1" style:family="table-cell">
      <style:table-cell-properties style:vertical-align="middle" fo:padding="0.097cm" fo:border="none"/>
    </style:style>
    <style:style style:name="Table2.2" style:family="table-row">
      <style:table-row-properties style:min-row-height="0.7cm"/>
    </style:style>
    <style:style style:name="Table2.A2" style:family="table-cell">
      <style:table-cell-properties style:vertical-align="bottom" fo:padding="0.097cm" fo:border="none"/>
    </style:style>
    <style:style style:name="Table2.3" style:family="table-row">
      <style:table-row-properties style:min-row-height="0.721cm"/>
    </style:style>
    <style:style style:name="Tabla1" style:family="table">
      <style:table-properties style:width="18.665cm" fo:margin-left="1.203cm" table:align="left"/>
    </style:style>
    <style:style style:name="Tabla1.A" style:family="table-column">
      <style:table-column-properties style:column-width="3.007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3.078cm"/>
    </style:style>
    <style:style style:name="Tabla1.D" style:family="table-column">
      <style:table-column-properties style:column-width="0.289cm"/>
    </style:style>
    <style:style style:name="Tabla1.E" style:family="table-column">
      <style:table-column-properties style:column-width="1.707cm"/>
    </style:style>
    <style:style style:name="Tabla1.F" style:family="table-column">
      <style:table-column-properties style:column-width="1.875cm"/>
    </style:style>
    <style:style style:name="Tabla1.G" style:family="table-column">
      <style:table-column-properties style:column-width="2.117cm"/>
    </style:style>
    <style:style style:name="Tabla1.H" style:family="table-column">
      <style:table-column-properties style:column-width="2.887cm"/>
    </style:style>
    <style:style style:name="Tabla1.1" style:family="table-row">
      <style:table-row-properties style:min-row-height="0.192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0.476cm"/>
    </style:style>
    <style:style style:name="Tabla1.A3" style:family="table-cell">
      <style:table-cell-properties style:vertical-align="middle" fo:padding="0.097cm" fo:border="none"/>
    </style:style>
    <style:style style:name="Tabla1.4" style:family="table-row">
      <style:table-row-properties style:min-row-height="0.48cm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Courier 10 Pitch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use-window-font-color="true" style:font-name="Courier 10 Pitch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Courier New" fo:font-size="8pt" style:font-size-asian="8pt" style:font-size-complex="8pt"/>
    </style:style>
    <style:style style:name="P5" style:family="paragraph" style:parent-style-name="Standard"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end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use-window-font-color="true" fo:font-size="6pt" style:font-size-asian="5.25pt" style:font-size-complex="6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text-properties style:font-name="Courier New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size="6pt" style:font-size-asian="6pt" style:font-size-complex="6pt"/>
    </style:style>
    <style:style style:name="P14" style:family="paragraph" style:parent-style-name="Table_20_Contents">
      <style:text-properties style:use-window-font-color="tru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"/>
    </style:style>
    <style:style style:name="T3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 <text:s text:c="2"/><text:span text:style-name="T1"><text:tab/><text:tab/><text:tab/> <text:s text:c="5"/></text:span><text:span text:style-name="T5"><text:text-input text:description="&lt;o.number&gt;">NUMERO RETENCION</text:text-input></text:span><text:span text:style-name="T1"><text:tab/></text:span></text:p>
      <text:p text:style-name="P10"><text:s text:c="30"/></text:p>
      <text:p text:style-name="P10"><text:s text:c="41"/></text:p>
      <text:p text:style-name="P10"><text:s text:c="36"/></text:p>
      <text:p text:style-name="P10"/>
      <text:p text:style-name="P10"><text:s text:c="30"/></text:p>
      <text:p text:style-name="P10"/>
      <text:p text:style-name="P11"><text:s text:c="66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2"><text:span text:style-name="T4"><text:s text:c="10"/></text:span><text:span text:style-name="T4"><text:text-input text:description="&lt;o.partner_id.name&gt;">Nombre o Razon Social</text:text-input></text:span><text:span text:style-name="T4"> <text:s text:c="17"/>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"><text:s text:c="13"/><text:text-input text:description="&lt;o.partner_id.vat[2:]&gt;">CI/RUC</text:text-input></text:p>
          </table:table-cell>
          <table:table-cell table:style-name="Table2.A2" office:value-type="string">
            <text:p text:style-name="P7"><text:text-input text:description="&lt;user.company_id.partner_id.city&gt;">Lugar y </text:text-input> <text:text-input text:description="&lt;o.creation_date&gt;">Fecha</text:text-input></text:p>
          </table:table-cell>
        </table:table-row>
        <table:table-row table:style-name="Table2.3">
          <table:table-cell table:style-name="Table2.A2" office:value-type="string">
            <text:p text:style-name="P12"><text:span text:style-name="T4"><text:s text:c="12"/></text:span><text:span text:style-name="T4"><text:text-input text:description="&lt;o.partner_id.street&gt;">Dirección</text:text-input></text:span><text:span text:style-name="T4"> <text:s text:c="2"/></text:span></text:p>
          </table:table-cell>
          <table:table-cell table:style-name="Table2.A2" office:value-type="string">
            <text:p text:style-name="P7"><text:text-input text:description="&lt;o.invoice_id.document_invoice_type_id.name&gt;">Tipo comprobante</text:text-input>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table:number-columns-spanned="2" office:value-type="string">
            <text:p text:style-name="P15"/>
          </table:table-cell>
          <table:covered-table-cell/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 table:style-name="Tabla1.2">
          <table:table-cell table:style-name="Tabla1.A1" table:number-columns-spanned="4" office:value-type="string">
            <text:p text:style-name="P14"><text:text-input text:description="&lt;for each=&quot;lines in o.withhold_line_ids&quot;&gt;">For lines in withhold_line_ids</text:text-input>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6"><text:s/><text:text-input text:description="&lt;o.period_id.fiscalyear_id.name&gt;">Ej Fiscal</text:text-input></text:p>
          </table:table-cell>
          <table:table-cell table:style-name="Tabla1.A3" office:value-type="string">
            <text:p text:style-name="P7"><text:s text:c="2"/><text:text-input text:description="&lt;o.invoice_id.internal_number&gt;">Num de factura</text:text-input></text:p>
          </table:table-cell>
          <table:table-cell table:style-name="Tabla1.A3" office:value-type="string">
            <text:p text:style-name="P6"><text:text-input text:description="&lt;&quot;{0:.2f}&quot;.format(lines.tax_base)&gt;">B imponible</text:text-input></text:p>
          </table:table-cell>
          <table:table-cell table:style-name="Tabla1.A3" table:number-columns-spanned="2" office:value-type="string">
            <text:p text:style-name="P8"><text:text-input text:description="&lt;lines.tax_id.code&gt;">Codigo</text:text-input></text:p>
          </table:table-cell>
          <table:covered-table-cell/>
          <table:table-cell table:style-name="Tabla1.A3" office:value-type="string">
            <text:p text:style-name="P8"><text:text-input text:description="&lt;lines.description&gt;">Impuesto</text:text-input></text:p>
          </table:table-cell>
          <table:table-cell table:style-name="Tabla1.A3" office:value-type="string">
            <text:p text:style-name="P8"><text:text-input text:description="&lt;&quot;{0:.0f}&quot;.format(lines.withhold_percentage)&gt;">% de Reten.</text:text-input></text:p>
          </table:table-cell>
          <table:table-cell table:style-name="Tabla1.A3" office:value-type="string">
            <text:p text:style-name="P8"><text:text-input text:description="&lt;&quot;{0:.2f}&quot;.format(abs(lines.tax_amount))&gt;">Valor retenido</text:text-input></text:p>
          </table:table-cell>
        </table:table-row>
        <table:table-row table:style-name="Tabla1.4">
          <table:table-cell table:style-name="Tabla1.A1" table:number-columns-spanned="4" office:value-type="string">
            <text:p text:style-name="P14"><text:text-input text:description="&lt;/for&gt;">End For</text:text-input>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5cm" fo:margin-left="0.82cm" table:align="left"/>
    </style:style>
    <style:style style:name="Table3.A" style:family="table-column">
      <style:table-column-properties style:column-width="3.403cm"/>
    </style:style>
    <style:style style:name="Table3.B" style:family="table-column">
      <style:table-column-properties style:column-width="12.548cm"/>
    </style:style>
    <style:style style:name="Table3.C" style:family="table-column">
      <style:table-column-properties style:column-width="3.099cm"/>
    </style:style>
    <style:style style:name="Table3.1" style:family="table-row">
      <style:table-row-properties style:min-row-height="0.434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start" style:justify-single-word="false"/>
      <style:text-properties style:use-window-font-color="true" style:font-name="Courier 10 Pitch" fo:font-size="8pt" fo:font-weight="normal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use-window-font-color="true" style:font-name="Courier New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use-window-font-color="true" style:font-name="Courier 10 Pitch"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Courier 10 Pitch"/>
    </style:style>
    <style:style style:name="MT3" style:family="text">
      <style:text-properties style:font-name="Courier New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16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5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><text:span text:style-name="MT1"><text:text-input text:description="&lt;o.comment or ''&gt;">Banco / #cheque:</text:text-input></text:span><text:span text:style-name="MT2"> <text:s text:c="3"/></text:span></text:p>
            </table:table-cell>
            <table:table-cell table:style-name="Table3.A1" office:value-type="string">
              <text:p text:style-name="MP3"><text:s/><text:span text:style-name="MT3"><text:text-input text:description="&lt;&quot;{0:.2f}&quot;.format(abs(o.total))&gt;">Total retenido</text:text-inpu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 </meta:initial-creator>
    <meta:creation-date>2012-11-12T16:12:34</meta:creation-date>
    <meta:generator>LibreOffice/3.5$Linux_x86 LibreOffice_project/350m1$Build-2</meta:generator>
    <dc:date>2013-08-12T17:07:55</dc:date>
    <meta:editing-duration>PT23H19M39S</meta:editing-duration>
    <meta:editing-cycles>255</meta:editing-cycles>
    <meta:printed-by>Carlos Yumbillo</meta:printed-by>
    <meta:print-date>2013-02-08T14:47:59</meta:print-date>
    <dc:creator>Carlos Yumbillo</dc:creator>
    <meta:document-statistic meta:table-count="3" meta:image-count="0" meta:object-count="0" meta:page-count="1" meta:paragraph-count="22" meta:word-count="39" meta:character-count="516" meta:non-whitespace-character-count="205"/>
  </office:meta>
</office:document-meta>
</file>